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1.4689in"/>
    </style:style>
    <style:style style:name="co7" style:family="table-column">
      <style:table-column-properties fo:break-before="auto" style:column-width="0.3429in"/>
    </style:style>
    <style:style style:name="co8" style:family="table-column">
      <style:table-column-properties fo:break-before="auto" style:column-width="0.6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fo:border="0.06pt solid #000000"/>
    </style:style>
    <style:style style:name="ce2" style:family="table-cell" style:parent-style-name="Default" style:data-style-name="N121">
      <style:table-cell-properties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21"/>
    <style:style style:name="ce5" style:family="table-cell" style:parent-style-name="Default" style:data-style-name="N0">
      <style:table-cell-properties fo:wrap-option="wrap"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style-name="ce2" office:value-type="float" office:value="0.150612506777344" calcext:value-type="float">
            <text:p>.150612506777344</text:p>
          </table:table-cell>
          <table:table-cell table:style-name="ce2" office:value-type="float" office:value="0.035993039920407" calcext:value-type="float">
            <text:p>.035993039920407</text:p>
          </table:table-cell>
          <table:table-cell table:style-name="ce2" office:value-type="float" office:value="0.008386952150622" calcext:value-type="float">
            <text:p>.008386952150622</text:p>
          </table:table-cell>
          <table:table-cell table:style-name="ce2" office:value-type="float" office:value="0.001828381852029" calcext:value-type="float">
            <text:p>.001828381852029</text:p>
          </table:table-cell>
          <table:table-cell table:style-name="ce4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table:formula="of:=LOG([.B2]/[.C2];2)" office:value-type="float" office:value="2.06505171509389" calcext:value-type="float">
            <text:p>2.0650517151</text:p>
          </table:table-cell>
          <table:table-cell table:formula="of:=LOG([.C2]/[.D2];2)" office:value-type="float" office:value="2.10149942504474" calcext:value-type="float">
            <text:p>2.101499425</text:p>
          </table:table-cell>
          <table:table-cell table:formula="of:=LOG([.D2]/[.E2];2)" office:value-type="float" office:value="2.19757922083369" calcext:value-type="float">
            <text:p>2.1975792208</text:p>
          </table:table-cell>
          <table:table-cell/>
        </table:table-row>
      </table:table>
      <table:table table:name="Sheet3" table:style-name="ta1">
        <table:table-column table:style-name="co1" table:default-cell-style-name="ce1"/>
        <table:table-column table:style-name="co1" table:number-columns-repeated="12" table:default-cell-style-name="ce3"/>
        <table:table-row table:style-name="ro1">
          <table:table-cell office:value-type="string" calcext:value-type="string">
            <text:p>C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150380169115929" calcext:value-type="float">
            <text:p>0.1503801691</text:p>
          </table:table-cell>
          <table:table-cell office:value-type="float" office:value="0.150300244276272" calcext:value-type="float">
            <text:p>0.1503002443</text:p>
          </table:table-cell>
          <table:table-cell office:value-type="float" office:value="0.150365432098627" calcext:value-type="float">
            <text:p>0.1503654321</text:p>
          </table:table-cell>
          <table:table-cell office:value-type="float" office:value="0.150308659739412" calcext:value-type="float">
            <text:p>0.1503086597</text:p>
          </table:table-cell>
          <table:table-cell office:value-type="float" office:value="0.150269495077118" calcext:value-type="float">
            <text:p>0.1502694951</text:p>
          </table:table-cell>
          <table:table-cell office:value-type="float" office:value="0.150275992932989" calcext:value-type="float">
            <text:p>0.1502759929</text:p>
          </table:table-cell>
          <table:table-cell office:value-type="float" office:value="0.150378222053529" calcext:value-type="float">
            <text:p>0.1503782221</text:p>
          </table:table-cell>
          <table:table-cell office:value-type="float" office:value="0.150571694296205" calcext:value-type="float">
            <text:p>0.1505716943</text:p>
          </table:table-cell>
          <table:table-cell office:value-type="float" office:value="0.151091895015805" calcext:value-type="float">
            <text:p>0.151091895</text:p>
          </table:table-cell>
          <table:table-cell office:value-type="float" office:value="0.15108404601367" calcext:value-type="float">
            <text:p>0.151084046</text:p>
          </table:table-cell>
          <table:table-cell office:value-type="float" office:value="0.151100881438926" calcext:value-type="float">
            <text:p>0.1511008814</text:p>
          </table:table-cell>
          <table:table-cell office:value-type="float" office:value="0.151068992081858" calcext:value-type="float">
            <text:p>0.1510689921</text:p>
          </table:table-cell>
        </table:table-row>
      </table:table>
      <table:table table:name="Sheet4" table:style-name="ta1">
        <table:table-column table:style-name="co1" table:default-cell-style-name="ce1"/>
        <table:table-column table:style-name="co1" table:number-columns-repeated="12" table:default-cell-style-name="ce3"/>
        <table:table-row table:style-name="ro1">
          <table:table-cell office:value-type="string" calcext:value-type="string">
            <text:p>C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1102310720449" calcext:value-type="float">
            <text:p>0.0111023107</text:p>
          </table:table-cell>
          <table:table-cell office:value-type="float" office:value="0.011038631723632" calcext:value-type="float">
            <text:p>0.0110386317</text:p>
          </table:table-cell>
          <table:table-cell office:value-type="float" office:value="0.011200744466572" calcext:value-type="float">
            <text:p>0.0112007445</text:p>
          </table:table-cell>
          <table:table-cell office:value-type="float" office:value="0.011043270661236" calcext:value-type="float">
            <text:p>0.0110432707</text:p>
          </table:table-cell>
          <table:table-cell office:value-type="float" office:value="0.011170128195887" calcext:value-type="float">
            <text:p>0.0111701282</text:p>
          </table:table-cell>
          <table:table-cell office:value-type="float" office:value="0.01080377552114" calcext:value-type="float">
            <text:p>0.0108037755</text:p>
          </table:table-cell>
          <table:table-cell office:value-type="float" office:value="0.008468730553553" calcext:value-type="float">
            <text:p>0.0084687306</text:p>
          </table:table-cell>
          <table:table-cell office:value-type="float" office:value="0.009589363968095" calcext:value-type="float">
            <text:p>0.009589364</text:p>
          </table:table-cell>
          <table:table-cell office:value-type="float" office:value="0.009554735463803" calcext:value-type="float">
            <text:p>0.0095547355</text:p>
          </table:table-cell>
          <table:table-cell office:value-type="float" office:value="0.009554748867411" calcext:value-type="float">
            <text:p>0.0095547489</text:p>
          </table:table-cell>
          <table:table-cell office:value-type="float" office:value="0.009632563661146" calcext:value-type="float">
            <text:p>0.0096325637</text:p>
          </table:table-cell>
          <table:table-cell office:value-type="float" office:value="0.009588484074913" calcext:value-type="float">
            <text:p>0.0095884841</text:p>
          </table:table-cell>
        </table:table-row>
      </table:table>
      <table:table table:name="Sheet2" table:style-name="ta1">
        <table:table-column table:style-name="co7" table:default-cell-style-name="ce1"/>
        <table:table-column table:style-name="co8" table:number-columns-repeated="18" table:default-cell-style-name="ce3"/>
        <table:table-row table:style-name="ro1">
          <table:table-cell office:value-type="string" calcext:value-type="string">
            <text:p>t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table:style-name="ce5" office:value-type="float" office:value="0.150184286109513" calcext:value-type="float">
            <text:p>0.1501842861</text:p>
          </table:table-cell>
          <table:table-cell office:value-type="float" office:value="0.150218813708202" calcext:value-type="float">
            <text:p>0.1502188137</text:p>
          </table:table-cell>
          <table:table-cell office:value-type="float" office:value="0.150305232416664" calcext:value-type="float">
            <text:p>0.1503052324</text:p>
          </table:table-cell>
          <table:table-cell office:value-type="float" office:value="0.150362097352691" calcext:value-type="float">
            <text:p>0.1503620974</text:p>
          </table:table-cell>
          <table:table-cell office:value-type="float" office:value="0.150463657217941" calcext:value-type="float">
            <text:p>0.1504636572</text:p>
          </table:table-cell>
          <table:table-cell office:value-type="float" office:value="0.150532637173595" calcext:value-type="float">
            <text:p>0.1505326372</text:p>
          </table:table-cell>
          <table:table-cell office:value-type="float" office:value="0.150578075875159" calcext:value-type="float">
            <text:p>0.1505780759</text:p>
          </table:table-cell>
          <table:table-cell office:value-type="float" office:value="0.150605545567645" calcext:value-type="float">
            <text:p>0.1506055456</text:p>
          </table:table-cell>
          <table:table-cell office:value-type="float" office:value="0.15061769113326" calcext:value-type="float">
            <text:p>0.1506176911</text:p>
          </table:table-cell>
          <table:table-cell office:value-type="float" office:value="0.150647648954205" calcext:value-type="float">
            <text:p>0.150647649</text:p>
          </table:table-cell>
          <table:table-cell office:value-type="float" office:value="0.150640901995972" calcext:value-type="float">
            <text:p>0.150640902</text:p>
          </table:table-cell>
          <table:table-cell office:value-type="float" office:value="0.150656661073096" calcext:value-type="float">
            <text:p>0.1506566611</text:p>
          </table:table-cell>
          <table:table-cell office:value-type="float" office:value="0.150640627025373" calcext:value-type="float">
            <text:p>0.150640627</text:p>
          </table:table-cell>
          <table:table-cell office:value-type="float" office:value="0.150652371411854" calcext:value-type="float">
            <text:p>0.1506523714</text:p>
          </table:table-cell>
          <table:table-cell office:value-type="float" office:value="0.150630891035272" calcext:value-type="float">
            <text:p>0.150630891</text:p>
          </table:table-cell>
          <table:table-cell office:value-type="float" office:value="0.150600132962788" calcext:value-type="float">
            <text:p>0.150600133</text:p>
          </table:table-cell>
          <table:table-cell office:value-type="float" office:value="0.150617258285009" calcext:value-type="float">
            <text:p>0.1506172583</text:p>
          </table:table-cell>
          <table:table-cell office:value-type="float" office:value="0.150583112257061" calcext:value-type="float">
            <text:p>0.1505831123</text:p>
          </table:table-cell>
        </table:table-row>
      </table:table>
      <table:table table:name="Sheet5" table:style-name="ta1">
        <table:table-column table:style-name="co1" table:default-cell-style-name="ce1"/>
        <table:table-column table:style-name="co1" table:number-columns-repeated="9" table:default-cell-style-name="ce3"/>
        <table:table-row table:style-name="ro1">
          <table:table-cell office:value-type="string" calcext:value-type="string">
            <text:p>t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0568950688022" calcext:value-type="float">
            <text:p>0.0105689507</text:p>
          </table:table-cell>
          <table:table-cell office:value-type="float" office:value="0.009714675662456" calcext:value-type="float">
            <text:p>0.0097146757</text:p>
          </table:table-cell>
          <table:table-cell office:value-type="float" office:value="0.008507064309341" calcext:value-type="float">
            <text:p>0.0085070643</text:p>
          </table:table-cell>
          <table:table-cell office:value-type="float" office:value="0.008510252845387" calcext:value-type="float">
            <text:p>0.0085102528</text:p>
          </table:table-cell>
          <table:table-cell office:value-type="float" office:value="0.008408464568603" calcext:value-type="float">
            <text:p>0.0084084646</text:p>
          </table:table-cell>
          <table:table-cell office:value-type="float" office:value="0.008270637465813" calcext:value-type="float">
            <text:p>0.0082706375</text:p>
          </table:table-cell>
          <table:table-cell office:value-type="float" office:value="0.008180087490774" calcext:value-type="float">
            <text:p>0.0081800875</text:p>
          </table:table-cell>
          <table:table-cell office:value-type="float" office:value="0.008042903475412" calcext:value-type="float">
            <text:p>0.0080429035</text:p>
          </table:table-cell>
          <table:table-cell office:value-type="float" office:value="0.007910203369949" calcext:value-type="float">
            <text:p>0.00791020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text>1.999999999999999</number:text>
    </number:number-style>
    <number:number-style style:name="N121">
      <number:number number:decimal-places="15" number:min-integer-digits="0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/00/0000</text:date>, <text:time style:data-style-name="N2" text:time-value="20:04:54.2703789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7:51:33.417601682</meta:creation-date>
    <dc:date>2017-04-22T21:19:37.154988977</dc:date>
    <meta:editing-duration>PT1H20M27S</meta:editing-duration>
    <meta:editing-cycles>3</meta:editing-cycles>
    <meta:generator>LibreOffice/4.2.8.2$Linux_X86_64 LibreOffice_project/420m0$Build-2</meta:generator>
    <meta:document-statistic meta:table-count="5" meta:cell-count="184" meta:object-count="0"/>
  </office:meta>
</office:document-meta>
</file>